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veling</text:p>
      <text:p text:style-name="P2">Level up</text:p>
      <text:p text:style-name="P2">-get X skill points</text:p>
      <text:p text:style-name="P2"/>
      <text:p text:style-name="P2">Unlocking skills</text:p>
      <text:p text:style-name="P2">-Skills have level requirements</text:p>
      <text:p text:style-name="P2">-Skills have stat requirement</text:p>
      <text:p text:style-name="P2">-Skills have prerequisites (firaga → fira → fire)</text:p>
      <text:p text:style-name="P2">-Skills are not locked to a specific class</text:p>
      <text:p text:style-name="P2"><text:s text:c="2"/>-skills sorted by which class they are recommended for</text:p>
      <text:p text:style-name="P2"><text:s text:c="2"/>-drop down menu to select recommended class</text:p>
      <text:p text:style-name="P2"><text:s text:c="2"/>-defaults to character's chosen cl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26T22:20:13.33</meta:creation-date>
    <meta:document-statistic meta:table-count="0" meta:image-count="0" meta:object-count="0" meta:page-count="1" meta:paragraph-count="11" meta:word-count="54" meta:character-count="342"/>
    <dc:date>2017-06-26T22:25:47.61</dc:date>
    <meta:editing-duration>PT5M34S</meta:editing-duration>
    <meta:editing-cycles>1</meta:editing-cycles>
    <meta:generator>OpenOffice/4.1.3$Win32 OpenOffice.org_project/413m1$Build-9783</meta:generator>
  </office:meta>
</office:document-meta>
</file>